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674in" fo:margin-left="0in" fo:margin-top="0in" fo:margin-bottom="0in" table:align="left"/>
    </style:style>
    <style:style style:name="Table1.A" style:family="table-column">
      <style:table-column-properties style:column-width="0.95in"/>
    </style:style>
    <style:style style:name="Table1.B" style:family="table-column">
      <style:table-column-properties style:column-width="1.8583in"/>
    </style:style>
    <style:style style:name="Table1.C" style:family="table-column">
      <style:table-column-properties style:column-width="0.9306in"/>
    </style:style>
    <style:style style:name="Table1.D" style:family="table-column">
      <style:table-column-properties style:column-width="1.9257in"/>
    </style:style>
    <style:style style:name="Table1.E" style:family="table-column">
      <style:table-column-properties style:column-width="0.6028in"/>
    </style:style>
    <style:style style:name="Table1.1" style:family="table-row">
      <style:table-row-properties style:min-row-height="0.4097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6597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1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4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5" style:family="paragraph" style:parent-style-name="Standard" style:list-style-name="WWNum12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1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1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1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10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5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16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1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7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0" style:family="paragraph" style:parent-style-name="Standard" style:list-style-name="WWNum13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1" style:family="paragraph" style:parent-style-name="Standard" style:list-style-name="WWNum1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2" style:family="paragraph" style:parent-style-name="Standard" style:list-style-name="WWNum15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3" style:family="paragraph" style:parent-style-name="Standard" style:list-style-name="WWNum10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4" style:family="paragraph" style:parent-style-name="Standard" style:list-style-name="WWNum2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5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6" style:family="paragraph" style:parent-style-name="Standard" style:list-style-name="WWNum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7" style:family="paragraph" style:parent-style-name="Standard" style:list-style-name="WWNum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8" style:family="paragraph" style:parent-style-name="Standard" style:list-style-name="WWNum16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59" style:family="paragraph" style:parent-style-name="Standard" style:list-style-name="WWNum14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60" style:family="paragraph" style:parent-style-name="Standard" style:list-style-name="WWNum10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61" style:family="paragraph" style:parent-style-name="Standard" style:list-style-name="WWNum1">
      <style:paragraph-properties fo:margin-left="1in" fo:margin-right="0in" fo:margin-top="0.1665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15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2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1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8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66" style:family="paragraph" style:parent-style-name="Standard" style:list-style-name="WWNum4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5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16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8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70" style:family="paragraph" style:parent-style-name="Standard" style:list-style-name="WWNum5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71" style:family="paragraph" style:parent-style-name="Heading_20_1">
      <style:paragraph-properties fo:margin-top="0.3335in" fo:margin-bottom="0.0835in" loext:contextual-spacing="false" fo:line-height="100%" fo:keep-together="auto" fo:keep-with-next="auto"/>
    </style:style>
    <style:style style:name="P72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73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P7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font-size="17pt" fo:font-weight="bold" style:font-size-asian="17pt" style:font-weight-asian="bold" style:font-size-complex="17pt" style:font-weight-complex="bold"/>
    </style:style>
    <style:style style:name="T3" style:family="text">
      <style:text-properties fo:color="#188038" style:font-name="Roboto Mono" style:font-name-asian="Roboto Mono1" style:font-name-complex="Roboto Mono1"/>
    </style:style>
    <style:style style:name="T4" style:family="text">
      <style:text-properties fo:font-weight="bold" style:font-weight-asian="bold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bookmark text:name="_cqiwovv5kj4c"/><text:span text:style-name="T1">1. 문서 개요</text:span></text:p>
      <text:p text:style-name="P73"><text:bookmark text:name="_8ugbsz3igei2"/><text:span text:style-name="T2">1.1 목적</text:span></text:p>
      <text:p text:style-name="P2">본 문서는 ESP32-C3 기반 환경 센서 모니터링 시스템의 기능 및 인터페이스를 정의한 표준 명세서이다.<text:line-break/> 센서 노드(ESP32), MQTT 브로커, 웹 대시보드(index.html) 간의 동작 및 데이터 형식을 명확히 하는 것을 목적으로 한다.</text:p>
      <text:p text:style-name="P73"><text:bookmark text:name="_qy17z7w8ew0k"/><text:span text:style-name="T2">1.2 범위</text:span></text:p>
      <text:list xml:id="list3114702487" text:style-name="WWNum7">
        <text:list-item>
          <text:p text:style-name="P3">하드웨어<text:line-break/></text:p>
          <text:list>
            <text:list-item>
              <text:p text:style-name="P36">ESP32-C3<text:line-break/></text:p>
            </text:list-item>
            <text:list-item>
              <text:p text:style-name="P36">SCD4x 센서 (CO₂ / 온도 / 습도)<text:line-break/></text:p>
            </text:list-item>
            <text:list-item>
              <text:p text:style-name="P36">상태 LED, AP 버튼<text:line-break/></text:p>
            </text:list-item>
          </text:list>
        </text:list-item>
        <text:list-item>
          <text:p text:style-name="P18">네트워크<text:line-break/></text:p>
          <text:list>
            <text:list-item>
              <text:p text:style-name="P36">Wi-Fi STA/AP 모드<text:line-break/></text:p>
            </text:list-item>
            <text:list-item>
              <text:p text:style-name="P36">MQTT 브로커 (HiveMQ Demo: broker.hivemq.com)<text:line-break/></text:p>
            </text:list-item>
          </text:list>
        </text:list-item>
        <text:list-item>
          <text:p text:style-name="P18">소프트웨어<text:line-break/></text:p>
          <text:list>
            <text:list-item>
              <text:p text:style-name="P36">ESP32 펌웨어 파일: <text:span text:style-name="T3">ESP32_SCD_LED_AP_Reset_Table_Graph_Mem.ino<text:line-break/></text:span></text:p>
            </text:list-item>
            <text:list-item>
              <text:p text:style-name="P49">웹 대시보드 파일: <text:span text:style-name="T3">index.html</text:span> (PC에서 로컬 실행)<text:line-break/></text:p>
            </text:list-item>
          </text:list>
        </text:list-item>
      </text:list>
      <text:p text:style-name="Standard"><draw:rect text:anchor-type="as-char" style:rel-width="100%" draw:z-index="0" draw:style-name="gr1" draw:text-style-name="P74" svg:width="0.0012in" svg:height="0.0213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71"><text:bookmark text:name="_qdw4ng3fm5gm"/><text:span text:style-name="T1">2. 시스템 구성</text:span></text:p>
      <text:p text:style-name="P73"><text:bookmark text:name="_n3d9af5njcb2"/><text:span text:style-name="T2">2.1 전체 구조</text:span></text:p>
      <text:list xml:id="list1411708224" text:style-name="WWNum13">
        <text:list-item>
          <text:p text:style-name="P4">센서 노드 (ESP32-C3)<text:line-break/></text:p>
          <text:list>
            <text:list-item>
              <text:p text:style-name="P37">SCD4x 센서에서 CO₂, 온도, 습도 데이터를 주기적으로 측정<text:line-break/></text:p>
            </text:list-item>
            <text:list-item>
              <text:p text:style-name="P37">일사량 값은 현재 랜덤 정수값으로 생성 (향후 실제 센서로 대체 가능)<text:line-break/></text:p>
            </text:list-item>
            <text:list-item>
              <text:p text:style-name="P37">측정 데이터 및 상태, 알람, 히스토리 정보를 MQTT 브로커로 송신<text:line-break/></text:p>
            </text:list-item>
          </text:list>
        </text:list-item>
        <text:list-item>
          <text:p text:style-name="P19">MQTT 브로커<text:line-break/></text:p>
          <text:list>
            <text:list-item>
              <text:p text:style-name="P37">서버: <text:span text:style-name="T3">broker.hivemq.com<text:line-break/></text:span></text:p>
            </text:list-item>
            <text:list-item>
              <text:p text:style-name="P37">역할: ESP32와 웹 대시보드 간의 메시지 중계<text:line-break/></text:p>
            </text:list-item>
          </text:list>
        </text:list-item>
        <text:list-item>
          <text:p text:style-name="P19">웹 대시보드 (index.html)<text:line-break/></text:p>
          <text:list>
            <text:list-item>
              <text:p text:style-name="P37">PC에서 로컬로 HTML 파일을 브라우저로 실행<text:line-break/></text:p>
            </text:list-item>
            <text:list-item>
              <text:p text:style-name="P37">HiveMQ WebSocket (<text:span text:style-name="T3">wss://broker.hivemq.com:8884/mqtt</text:span>)을 통해 MQTT 연결<text:line-break/></text:p>
            </text:list-item>
            <text:list-item>
              <text:p text:style-name="P50">실시간 상태 표시, 1분 평균 히스토리(테이블/그래프), 알람 설정, LED/RESET 제어 기능 제공<text:line-break/></text:p>
            </text:list-item>
          </text:list>
        </text:list-item>
      </text:list>
      <text:p text:style-name="Standard"><draw:rect text:anchor-type="as-char" style:rel-width="100%" draw:z-index="1" draw:style-name="gr1" draw:text-style-name="P74" svg:width="0.0012in" svg:height="0.0213in"><text:p/></draw:rect></text:p>
      <text:p text:style-name="P71"><text:bookmark text:name="_7tc6qvsjc8b4"/><text:span text:style-name="T1">3. 하드웨어 및 네트워크 설정</text:span></text:p>
      <text:p text:style-name="P73"><text:bookmark text:name="_eadm1gu98zxj"/><text:span text:style-name="T2">3.1 하드웨어 구성</text:span></text:p>
      <text:list xml:id="list60993224" text:style-name="WWNum3">
        <text:list-item>
          <text:p text:style-name="P5">MCU: ESP32-C3<text:line-break/></text:p>
        </text:list-item>
        <text:list-item>
          <text:p text:style-name="P20">센서: SCD4x (CO₂, Temperature, Humidity)<text:line-break/></text:p>
        </text:list-item>
        <text:list-item>
          <text:p text:style-name="P20"><text:soft-page-break/>LED: 상태 및 통신 표시용 (디지털 출력, 예: PIN 10)<text:line-break/></text:p>
        </text:list-item>
        <text:list-item>
          <text:p text:style-name="P20">버튼: AP 모드 진입용 (디지털 입력, 예: PIN 9, 3초 이상 눌림 감지)<text:line-break/></text:p>
        </text:list-item>
        <text:list-item>
          <text:p text:style-name="P33">전원: USB 또는 외부 5V<text:line-break/></text:p>
        </text:list-item>
      </text:list>
      <text:p text:style-name="P73"><text:bookmark text:name="_v391946qheha"/><text:span text:style-name="T2">3.2 기본 네트워크 설정</text:span></text:p>
      <text:list xml:id="list1817985472" text:style-name="WWNum11">
        <text:list-item>
          <text:p text:style-name="P6">기본 STA 모드 Wi-Fi 설정<text:line-break/></text:p>
          <text:list>
            <text:list-item>
              <text:p text:style-name="P38">SSID: <text:span text:style-name="T3">Backhome<text:line-break/></text:span></text:p>
            </text:list-item>
            <text:list-item>
              <text:p text:style-name="P38">Password: <text:span text:style-name="T3">1700note<text:line-break/></text:span></text:p>
            </text:list-item>
          </text:list>
        </text:list-item>
        <text:list-item>
          <text:p text:style-name="P21">MQTT 브로커 설정<text:line-break/></text:p>
          <text:list>
            <text:list-item>
              <text:p text:style-name="P38">Host: <text:span text:style-name="T3">broker.hivemq.com<text:line-break/></text:span></text:p>
            </text:list-item>
            <text:list-item>
              <text:p text:style-name="P38">Port (ESP32): <text:span text:style-name="T3">1883</text:span> (TCP)<text:line-break/></text:p>
            </text:list-item>
            <text:list-item>
              <text:p text:style-name="P51">WebSocket (웹 대시보드): <text:span text:style-name="T3">wss://broker.hivemq.com:8884/mqtt<text:line-break/></text:span></text:p>
            </text:list-item>
          </text:list>
        </text:list-item>
      </text:list>
      <text:p text:style-name="Standard"><draw:rect text:anchor-type="as-char" style:rel-width="100%" draw:z-index="2" draw:style-name="gr1" draw:text-style-name="P74" svg:width="0.0012in" svg:height="0.0213in"><text:p/></draw:rect></text:p>
      <text:p text:style-name="P71"><text:bookmark text:name="_7nc4prdspyrx"/><text:span text:style-name="T1">4. ESP32 펌웨어 기능 명세</text:span></text:p>
      <text:p text:style-name="P73"><text:bookmark text:name="_mqqb3kpfsjxh"/><text:span text:style-name="T2">4.1 부팅 및 동작 모드</text:span></text:p>
      <text:list xml:id="list2267522607" text:style-name="WWNum15">
        <text:list-item>
          <text:p text:style-name="P7">AP 버튼 체크(부팅 시)<text:line-break/></text:p>
          <text:list>
            <text:list-item>
              <text:p text:style-name="P39">전원 인가 후 약 3초 동안 AP 버튼(PIN 9) 상태를 확인<text:line-break/></text:p>
            </text:list-item>
            <text:list-item>
              <text:p text:style-name="P39">3초 동안 LOW 상태 유지 시: AP 모드로 진입<text:line-break/></text:p>
            </text:list-item>
            <text:list-item>
              <text:p text:style-name="P39">그렇지 않을 경우: STA 모드로 동작<text:line-break/></text:p>
            </text:list-item>
          </text:list>
        </text:list-item>
        <text:list-item>
          <text:p text:style-name="P22">STA 모드<text:line-break/></text:p>
          <text:list>
            <text:list-item>
              <text:p text:style-name="P39">저장된 Wi-Fi SSID/비밀번호(Preferences)로 라우터 접속 시도<text:line-break/></text:p>
            </text:list-item>
            <text:list-item>
              <text:p text:style-name="P39">접속 성공 시:<text:line-break/></text:p>
              <text:list>
                <text:list-item>
                  <text:p text:style-name="P62"><text:soft-page-break/>MQTT 브로커에 연결<text:line-break/></text:p>
                </text:list-item>
                <text:list-item>
                  <text:p text:style-name="P62">센서 측정 및 상태 전송 시작<text:line-break/></text:p>
                </text:list-item>
              </text:list>
            </text:list-item>
            <text:list-item>
              <text:p text:style-name="P39">접속 실패 시:<text:line-break/></text:p>
              <text:list>
                <text:list-item>
                  <text:p text:style-name="P62">펌웨어 로직에 따라 재시도 또는 AP 모드로 전환<text:line-break/></text:p>
                </text:list-item>
              </text:list>
            </text:list-item>
          </text:list>
        </text:list-item>
        <text:list-item>
          <text:p text:style-name="P22">AP 모드<text:line-break/></text:p>
          <text:list>
            <text:list-item>
              <text:p text:style-name="P39">SoftAP 개설 (예: SSID <text:span text:style-name="T3">ESP32_Config</text:span>, 고정 Password)<text:line-break/></text:p>
            </text:list-item>
            <text:list-item>
              <text:p text:style-name="P39">내장 WebServer로 Wi-Fi 설정 페이지 제공<text:line-break/></text:p>
            </text:list-item>
            <text:list-item>
              <text:p text:style-name="P52">사용자가 웹 페이지를 통해 SSID/비밀번호를 입력 → Preferences에 저장 → 재부팅 후 STA 모드로 재시도<text:line-break/></text:p>
            </text:list-item>
          </text:list>
        </text:list-item>
      </text:list>
      <text:p text:style-name="Standard"><draw:rect text:anchor-type="as-char" style:rel-width="100%" draw:z-index="3" draw:style-name="gr1" draw:text-style-name="P74" svg:width="0.0012in" svg:height="0.0213in"><text:p/></draw:rect></text:p>
      <text:p text:style-name="P73"><text:bookmark text:name="_kqxkxgmqg2tc"/><text:span text:style-name="T2">4.2 센서 측정 및 5초 주기 전송</text:span></text:p>
      <text:list xml:id="list2707113002" text:style-name="WWNum10">
        <text:list-item>
          <text:p text:style-name="P8">측정 주기<text:line-break/></text:p>
          <text:list>
            <text:list-item>
              <text:p text:style-name="P40">기준 주기: 5초<text:line-break/></text:p>
            </text:list-item>
            <text:list-item>
              <text:p text:style-name="P40"><text:span text:style-name="T3">millis()</text:span> 기반 타이머를 사용하여 정확히 5초마다 측정 수행<text:line-break/></text:p>
            </text:list-item>
          </text:list>
        </text:list-item>
        <text:list-item>
          <text:p text:style-name="P23">측정 항목<text:line-break/></text:p>
          <text:list>
            <text:list-item>
              <text:p text:style-name="P40">CO₂ (ppm): SCD4x 센서<text:line-break/></text:p>
            </text:list-item>
            <text:list-item>
              <text:p text:style-name="P40">온도 (°C): SCD4x 센서<text:line-break/></text:p>
            </text:list-item>
            <text:list-item>
              <text:p text:style-name="P40">습도 (%): SCD4x 센서<text:line-break/></text:p>
            </text:list-item>
            <text:list-item>
              <text:p text:style-name="P40">일사량: 정수 랜덤값 (예: 0 ~ 800, 현재 모의 값)<text:line-break/></text:p>
            </text:list-item>
            <text:list-item>
              <text:p text:style-name="P40">RSSI (dBm): <text:span text:style-name="T3">WiFi.RSSI()<text:line-break/></text:span></text:p>
            </text:list-item>
            <text:list-item>
              <text:p text:style-name="P40">LED 상태: 현재 LED 핀의 On/Off 상태<text:line-break/></text:p>
            </text:list-item>
          </text:list>
        </text:list-item>
        <text:list-item>
          <text:p text:style-name="P23">MQTT 전송 포맷 (<text:span text:style-name="T3">esp32c3/status</text:span>)<text:line-break/></text:p>
          <text:list>
            <text:list-item>
              <text:p text:style-name="P40"><text:soft-page-break/>토픽: <text:span text:style-name="T3">esp32c3/status<text:line-break/></text:span></text:p>
            </text:list-item>
            <text:list-item>
              <text:p text:style-name="P40">전송 주기: 5초마다<text:line-break/></text:p>
            </text:list-item>
            <text:list-item>
              <text:p text:style-name="P53">retain: <text:span text:style-name="T3">false</text:span> (실시간 상태용)<text:line-break/></text:p>
            </text:list-item>
          </text:list>
        </text:list-item>
      </text:list>
      <text:p text:style-name="Standard">JSON 예시:<text:line-break/><text:line-break/> <text:span text:style-name="T3">{</text:span></text:p>
      <text:p text:style-name="Standard"><text:span text:style-name="T3"><text:s text:c="2"/>"type": "status",</text:span></text:p>
      <text:p text:style-name="Standard"><text:span text:style-name="T3"><text:s text:c="2"/>"temp": 24.75,</text:span></text:p>
      <text:p text:style-name="Standard"><text:span text:style-name="T3"><text:s text:c="2"/>"hum": 43.5,</text:span></text:p>
      <text:p text:style-name="Standard"><text:span text:style-name="T3"><text:s text:c="2"/>"co2": 930,</text:span></text:p>
      <text:p text:style-name="Standard"><text:span text:style-name="T3"><text:s text:c="2"/>"solar": 256,</text:span></text:p>
      <text:p text:style-name="Standard"><text:span text:style-name="T3"><text:s text:c="2"/>"rssi": -61,</text:span></text:p>
      <text:p text:style-name="Standard"><text:span text:style-name="T3"><text:s text:c="2"/>"led": false</text:span></text:p>
      <text:p text:style-name="Standard"><text:span text:style-name="T3">}</text:span></text:p>
      <text:list xml:id="list153819448560658" text:continue-numbering="true" text:style-name="WWNum10">
        <text:list-item>
          <text:list>
            <text:list-item>
              <text:p text:style-name="P60"/>
            </text:list-item>
          </text:list>
        </text:list-item>
        <text:list-item>
          <text:p text:style-name="P23">통신 시 LED 표시<text:line-break/></text:p>
          <text:list>
            <text:list-item>
              <text:p text:style-name="P40">MQTT 송신 시 LED를 약 80ms 동안 반전하여 Blink<text:line-break/></text:p>
            </text:list-item>
            <text:list-item>
              <text:p text:style-name="P53">Blink 후 원래 상태로 복귀 (통신 activity 표시)<text:line-break/></text:p>
            </text:list-item>
          </text:list>
        </text:list-item>
      </text:list>
      <text:p text:style-name="Standard"><draw:rect text:anchor-type="as-char" style:rel-width="100%" draw:z-index="4" draw:style-name="gr1" draw:text-style-name="P74" svg:width="0.0012in" svg:height="0.0213in"><text:p/></draw:rect></text:p>
      <text:p text:style-name="P73"><text:bookmark text:name="_jtyhef15q3eb"/><text:span text:style-name="T2">4.3 1분 평균 히스토리 관리</text:span></text:p>
      <text:list xml:id="list419209953" text:style-name="WWNum2">
        <text:list-item>
          <text:p text:style-name="P9">집계 방식<text:line-break/></text:p>
          <text:list>
            <text:list-item>
              <text:p text:style-name="P41">내부 집계 구조체(MinuteAgg)를 사용하여 1분 동안의 샘플을 누적<text:line-break/></text:p>
              <text:list>
                <text:list-item>
                  <text:p text:style-name="P63">tempSum, humSum, co2Sum, solarSum<text:line-break/></text:p>
                </text:list-item>
                <text:list-item>
                  <text:p text:style-name="P63"><text:soft-page-break/>rssiSum, sampleCount, rssiCnt<text:line-break/></text:p>
                </text:list-item>
                <text:list-item>
                  <text:p text:style-name="P63">lastLed (마지막 LED 상태), startMs (집계 시작 시각)<text:line-break/></text:p>
                </text:list-item>
              </text:list>
            </text:list-item>
          </text:list>
        </text:list-item>
        <text:list-item>
          <text:p text:style-name="P24">집계 처리<text:line-break/></text:p>
          <text:list>
            <text:list-item>
              <text:p text:style-name="P41">5초마다 측정된 status 값을 MinuteAgg에 누적<text:line-break/></text:p>
            </text:list-item>
            <text:list-item>
              <text:p text:style-name="P41">1분이 경과할 때마다:<text:line-break/></text:p>
              <text:list>
                <text:list-item>
                  <text:p text:style-name="P63">누적값 / sampleCount로 평균 계산<text:line-break/></text:p>
                </text:list-item>
                <text:list-item>
                  <text:p text:style-name="P63">평균 결과를 HistRecord 구조체에 저장<text:line-break/></text:p>
                </text:list-item>
              </text:list>
            </text:list-item>
          </text:list>
        </text:list-item>
        <text:list-item>
          <text:p text:style-name="P24">히스토리 버퍼<text:line-break/></text:p>
          <text:list>
            <text:list-item>
              <text:p text:style-name="P41">최대 저장 개수: 60개 (최근 60분)<text:line-break/></text:p>
            </text:list-item>
            <text:list-item>
              <text:p text:style-name="P41">초과 시 FIFO 방식으로 가장 오래된 레코드를 삭제 (Rolling Buffer)<text:line-break/></text:p>
            </text:list-item>
            <text:list-item>
              <text:p text:style-name="P41">HistRecord 필드:<text:line-break/></text:p>
              <text:list>
                <text:list-item>
                  <text:p text:style-name="P63">idx (순번)<text:line-break/></text:p>
                </text:list-item>
                <text:list-item>
                  <text:p text:style-name="P63">temp, hum, co2, solar, rssi, led<text:line-break/></text:p>
                </text:list-item>
                <text:list-item>
                  <text:p text:style-name="P63">valid (유효 여부)<text:line-break/></text:p>
                </text:list-item>
              </text:list>
            </text:list-item>
          </text:list>
        </text:list-item>
        <text:list-item>
          <text:p text:style-name="P24">NVS(Preferences) 저장<text:line-break/></text:p>
          <text:list>
            <text:list-item>
              <text:p text:style-name="P41">일정 조건(예: 새 히스토리 추가 시)마다 전체 히스토리를 JSON 배열로 직렬화<text:line-break/></text:p>
            </text:list-item>
            <text:list-item>
              <text:p text:style-name="P41">Preferences의 <text:span text:style-name="T3">"history"</text:span> 네임스페이스에 String 형태로 저장<text:line-break/></text:p>
            </text:list-item>
            <text:list-item>
              <text:p text:style-name="P41">재부팅 시:<text:line-break/></text:p>
              <text:list>
                <text:list-item>
                  <text:p text:style-name="P63">JSON을 역직렬화하여 historyBuf를 복원<text:line-break/></text:p>
                </text:list-item>
                <text:list-item>
                  <text:p text:style-name="P63">historyCount, historyNextIdx 재계산<text:line-break/></text:p>
                </text:list-item>
              </text:list>
            </text:list-item>
          </text:list>
        </text:list-item>
        <text:list-item>
          <text:p text:style-name="P24">히스토리 MQTT 전송 (<text:span text:style-name="T3">esp32c3/history</text:span>)<text:line-break/></text:p>
          <text:list>
            <text:list-item>
              <text:p text:style-name="P41"><text:soft-page-break/>브라우저의 요청 또는 MQTT 재연결 시, 저장된 히스토리 전송<text:line-break/></text:p>
            </text:list-item>
            <text:list-item>
              <text:p text:style-name="P41">토픽: <text:span text:style-name="T3">esp32c3/history</text:span> (또는 세분화된 <text:span text:style-name="T3">esp32c3/history/...</text:span> 구조)<text:line-break/></text:p>
            </text:list-item>
            <text:list-item>
              <text:p text:style-name="P54">retain: <text:span text:style-name="T3">true</text:span> (새로 접속한 클라이언트가 최신 히스토리를 즉시 수신하도록 하기 위함)<text:line-break/></text:p>
            </text:list-item>
          </text:list>
        </text:list-item>
      </text:list>
      <text:p text:style-name="Standard">JSON 예시:<text:line-break/><text:line-break/> <text:span text:style-name="T3">{</text:span></text:p>
      <text:p text:style-name="Standard"><text:span text:style-name="T3"><text:s text:c="2"/>"type": "history",</text:span></text:p>
      <text:p text:style-name="Standard"><text:span text:style-name="T3"><text:s text:c="2"/>"data": [</text:span></text:p>
      <text:p text:style-name="Standard"><text:span text:style-name="T3"><text:s text:c="4"/>{</text:span></text:p>
      <text:p text:style-name="Standard"><text:span text:style-name="T3"><text:s text:c="6"/>"idx": 0,</text:span></text:p>
      <text:p text:style-name="Standard"><text:span text:style-name="T3"><text:s text:c="6"/>"temp": 24.7,</text:span></text:p>
      <text:p text:style-name="Standard"><text:span text:style-name="T3"><text:s text:c="6"/>"hum": 43.1,</text:span></text:p>
      <text:p text:style-name="Standard"><text:span text:style-name="T3"><text:s text:c="6"/>"co2": 930,</text:span></text:p>
      <text:p text:style-name="Standard"><text:span text:style-name="T3"><text:s text:c="6"/>"solar": 300,</text:span></text:p>
      <text:p text:style-name="Standard"><text:span text:style-name="T3"><text:s text:c="6"/>"rssi": -60,</text:span></text:p>
      <text:p text:style-name="Standard"><text:span text:style-name="T3"><text:s text:c="6"/>"led": false</text:span></text:p>
      <text:p text:style-name="Standard"><text:span text:style-name="T3"><text:s text:c="4"/>}</text:span></text:p>
      <text:p text:style-name="Standard"><text:span text:style-name="T3"><text:s text:c="4"/>// ... 최대 60개</text:span></text:p>
      <text:p text:style-name="Standard"><text:span text:style-name="T3"><text:s text:c="2"/>]</text:span></text:p>
      <text:p text:style-name="Standard"><text:span text:style-name="T3">}</text:span></text:p>
      <text:p text:style-name="Standard"><draw:rect text:anchor-type="as-char" style:rel-width="100%" draw:z-index="5" draw:style-name="gr1" draw:text-style-name="P74" svg:width="0.0012in" svg:height="0.0213in"><text:p/></draw:rect></text:p>
      <text:p text:style-name="P73"><text:bookmark text:name="_q9o4xphrv5qj"/><text:span text:style-name="T2">4.4 알람 설정 관리</text:span></text:p>
      <text:list xml:id="list3272085649" text:style-name="WWNum1">
        <text:list-item>
          <text:p text:style-name="P10">알람 범위 구조 (AlarmRange)<text:line-break/></text:p>
          <text:list>
            <text:list-item>
              <text:p text:style-name="P42"><text:soft-page-break/>항목별 구조체: temp, hum, co2, solar 각각 사용<text:line-break/></text:p>
            </text:list-item>
            <text:list-item>
              <text:p text:style-name="P42">필드:<text:line-break/></text:p>
              <text:list>
                <text:list-item>
                  <text:p text:style-name="P64"><text:span text:style-name="T3">hasLow</text:span> (bool), <text:span text:style-name="T3">low</text:span> (float)<text:line-break/></text:p>
                </text:list-item>
                <text:list-item>
                  <text:p text:style-name="P64"><text:span text:style-name="T3">hasHigh</text:span> (bool), <text:span text:style-name="T3">high</text:span> (float)<text:line-break/></text:p>
                </text:list-item>
              </text:list>
            </text:list-item>
            <text:list-item>
              <text:p text:style-name="P42">하한/상한 둘 다 옵션이며, 사용하지 않을 경우 <text:span text:style-name="T3">hasLow</text:span> 또는 <text:span text:style-name="T3">hasHigh</text:span>를 false로 설정<text:line-break/></text:p>
            </text:list-item>
          </text:list>
        </text:list-item>
        <text:list-item>
          <text:p text:style-name="P25">저장 위치 (Preferences)<text:line-break/></text:p>
          <text:list>
            <text:list-item>
              <text:p text:style-name="P42">네임스페이스: <text:span text:style-name="T3">"alarm"<text:line-break/></text:span></text:p>
            </text:list-item>
            <text:list-item>
              <text:p text:style-name="P42">키 예시:<text:line-break/></text:p>
              <text:list>
                <text:list-item>
                  <text:p text:style-name="P64"><text:span text:style-name="T3">"temp_low"</text:span>, <text:span text:style-name="T3">"temp_high"<text:line-break/></text:span></text:p>
                </text:list-item>
                <text:list-item>
                  <text:p text:style-name="P64"><text:span text:style-name="T3">"hum_low"</text:span>, <text:span text:style-name="T3">"hum_high"<text:line-break/></text:span></text:p>
                </text:list-item>
                <text:list-item>
                  <text:p text:style-name="P64"><text:span text:style-name="T3">"co2_low"</text:span>, <text:span text:style-name="T3">"co2_high"<text:line-break/></text:span></text:p>
                </text:list-item>
                <text:list-item>
                  <text:p text:style-name="P64"><text:span text:style-name="T3">"solar_low"</text:span>, <text:span text:style-name="T3">"solar_high"<text:line-break/></text:span></text:p>
                </text:list-item>
              </text:list>
            </text:list-item>
          </text:list>
        </text:list-item>
        <text:list-item>
          <text:p text:style-name="P25">MQTT 인터페이스<text:line-break/></text:p>
          <text:list>
            <text:list-item>
              <text:p text:style-name="P55">토픽: <text:span text:style-name="T3">esp32c3/config/alarm<text:line-break/></text:span></text:p>
            </text:list-item>
          </text:list>
        </text:list-item>
      </text:list>
      <text:p text:style-name="Standard">웹 → ESP32 수신 JSON 포맷:<text:line-break/><text:line-break/> <text:span text:style-name="T3">{</text:span></text:p>
      <text:p text:style-name="Standard"><text:span text:style-name="T3"><text:s text:c="2"/>"type": "alarm_config",</text:span></text:p>
      <text:p text:style-name="Standard"><text:span text:style-name="T3"><text:s text:c="2"/>"temp": <text:s/>{ "low": 10, "high": 30 },</text:span></text:p>
      <text:p text:style-name="Standard"><text:span text:style-name="T3"><text:s text:c="2"/>"hum": <text:s text:c="2"/>{ "low": 20, "high": 80 },</text:span></text:p>
      <text:p text:style-name="Standard"><text:span text:style-name="T3"><text:s text:c="2"/>"co2": <text:s text:c="2"/>{ "low": 400, "high": 1000 },</text:span></text:p>
      <text:p text:style-name="Standard"><text:span text:style-name="T3"><text:s text:c="2"/>"solar": { "low": 10, "high": 500 }</text:span></text:p>
      <text:p text:style-name="Standard"><text:span text:style-name="T3">}</text:span></text:p>
      <text:list xml:id="list153820055081565" text:continue-numbering="true" text:style-name="WWNum1">
        <text:list-item>
          <text:list>
            <text:list-item>
              <text:p text:style-name="P61"><text:soft-page-break/></text:p>
            </text:list-item>
            <text:list-item>
              <text:p text:style-name="P42">처리 순서:<text:line-break/></text:p>
              <text:list>
                <text:list-item>
                  <text:p text:style-name="P64">JSON 파싱 후 AlarmRange 구조체에 반영<text:line-break/></text:p>
                </text:list-item>
                <text:list-item>
                  <text:p text:style-name="P64">Preferences에 저장<text:line-break/></text:p>
                </text:list-item>
                <text:list-item>
                  <text:p text:style-name="P64">현재 알람 설정을 동일 토픽(<text:span text:style-name="T3">esp32c3/config/alarm</text:span>)으로 다시 Publish<text:line-break/> (브라우저와 설정 동기화를 위함)<text:line-break/></text:p>
                </text:list-item>
              </text:list>
            </text:list-item>
            <text:list-item>
              <text:p text:style-name="P55">ESP32 → 웹 전송 시 retain: <text:span text:style-name="T3">true<text:line-break/></text:span> (새로 연결된 웹 대시보드가 즉시 설정값을 수신)<text:line-break/></text:p>
            </text:list-item>
          </text:list>
        </text:list-item>
      </text:list>
      <text:p text:style-name="Standard"><draw:rect text:anchor-type="as-char" style:rel-width="100%" draw:z-index="6" draw:style-name="gr1" draw:text-style-name="P74" svg:width="0.0012in" svg:height="0.0213in"><text:p/></draw:rect></text:p>
      <text:p text:style-name="P73"><text:bookmark text:name="_optcjer0t748"/><text:span text:style-name="T2">4.5 제어 기능 (LED / 소프트 리셋)</text:span></text:p>
      <text:list xml:id="list2823586595" text:style-name="WWNum8">
        <text:list-item>
          <text:p text:style-name="P11">LED 제어<text:line-break/></text:p>
          <text:list>
            <text:list-item>
              <text:p text:style-name="P43">구독 토픽: <text:span text:style-name="T3">esp32c3/led<text:line-break/></text:span></text:p>
            </text:list-item>
            <text:list-item>
              <text:p text:style-name="P43">Payload:<text:line-break/></text:p>
              <text:list>
                <text:list-item>
                  <text:p text:style-name="P65"><text:span text:style-name="T3">"LED_ON"</text:span> → 상태 LED HIGH<text:line-break/></text:p>
                </text:list-item>
                <text:list-item>
                  <text:p text:style-name="P65"><text:span text:style-name="T3">"LED_OFF"</text:span> → 상태 LED LOW<text:line-break/></text:p>
                </text:list-item>
              </text:list>
            </text:list-item>
          </text:list>
        </text:list-item>
        <text:list-item>
          <text:p text:style-name="P26">소프트 리셋<text:line-break/></text:p>
          <text:list>
            <text:list-item>
              <text:p text:style-name="P43">구독 토픽: <text:span text:style-name="T3">esp32c3/reset<text:line-break/></text:span></text:p>
            </text:list-item>
            <text:list-item>
              <text:p text:style-name="P43">Payload: <text:span text:style-name="T3">"SOFT_RESET"<text:line-break/></text:span></text:p>
            </text:list-item>
            <text:list-item>
              <text:p text:style-name="P43">동작:<text:line-break/></text:p>
              <text:list>
                <text:list-item>
                  <text:p text:style-name="P65">LED를 짧은 주기로 여러 번(예: 5회) 빠르게 깜빡임<text:line-break/></text:p>
                </text:list-item>
                <text:list-item>
                  <text:p text:style-name="P69"><text:span text:style-name="T3">ESP.restart()</text:span> 호출하여 소프트웨어 리셋 수행<text:line-break/></text:p>
                </text:list-item>
              </text:list>
            </text:list-item>
          </text:list>
        </text:list-item>
      </text:list>
      <text:p text:style-name="Standard"><draw:rect text:anchor-type="as-char" style:rel-width="100%" draw:z-index="7" draw:style-name="gr1" draw:text-style-name="P74" svg:width="0.0012in" svg:height="0.0213in"><text:p/></draw:rect></text:p>
      <text:p text:style-name="P73"><text:bookmark text:name="_131drye3nab1"/><text:span text:style-name="T2">4.6 MQTT 재연결 및 예외 처리</text:span></text:p>
      <text:list xml:id="list331756533" text:style-name="WWNum4">
        <text:list-item>
          <text:p text:style-name="P12"><text:soft-page-break/>MQTT 연결 실패 시<text:line-break/></text:p>
          <text:list>
            <text:list-item>
              <text:p text:style-name="P44">연결 실패 로그 출력<text:line-break/></text:p>
            </text:list-item>
            <text:list-item>
              <text:p text:style-name="P44">일정 시간(예: 2초) 지연 후 재연결 시도 루프<text:line-break/></text:p>
            </text:list-item>
            <text:list-item>
              <text:p text:style-name="P44">연결 성공 시:<text:line-break/></text:p>
              <text:list>
                <text:list-item>
                  <text:p text:style-name="P66">필요한 토픽(led, reset, config/alarm, history/get 등) 재구독<text:line-break/></text:p>
                </text:list-item>
                <text:list-item>
                  <text:p text:style-name="P66">알람 설정 및 히스토리 재전송<text:line-break/></text:p>
                </text:list-item>
              </text:list>
            </text:list-item>
          </text:list>
        </text:list-item>
        <text:list-item>
          <text:p text:style-name="P27">Wi-Fi 끊김 처리<text:line-break/></text:p>
          <text:list>
            <text:list-item>
              <text:p text:style-name="P44">STA 모드에서 Wi-Fi 상태 감시<text:line-break/></text:p>
            </text:list-item>
            <text:list-item>
              <text:p text:style-name="P44">끊긴 경우 재연결 시도<text:line-break/></text:p>
            </text:list-item>
            <text:list-item>
              <text:p text:style-name="P56">상황에 따라 AP 모드 진입 로직 적용 가능<text:line-break/></text:p>
            </text:list-item>
          </text:list>
        </text:list-item>
      </text:list>
      <text:p text:style-name="Standard"><draw:rect text:anchor-type="as-char" style:rel-width="100%" draw:z-index="8" draw:style-name="gr1" draw:text-style-name="P74" svg:width="0.0012in" svg:height="0.0213in"><text:p/></draw:rect></text:p>
      <text:p text:style-name="P71"><text:bookmark text:name="_80hp2rv55rs5"/><text:span text:style-name="T1">5. 웹 대시보드 (index.html) 기능 명세</text:span></text:p>
      <text:p text:style-name="P73"><text:bookmark text:name="_xn7koc6syg5f"/><text:span text:style-name="T2">5.1 MQTT 연결</text:span></text:p>
      <text:list xml:id="list2175713416" text:style-name="WWNum6">
        <text:list-item>
          <text:p text:style-name="P13">WebSocket 주소: <text:span text:style-name="T3">wss://broker.hivemq.com:8884/mqtt<text:line-break/></text:span></text:p>
        </text:list-item>
        <text:list-item>
          <text:p text:style-name="P28">MQTT 클라이언트:<text:line-break/></text:p>
          <text:list>
            <text:list-item>
              <text:p text:style-name="P45">랜덤 또는 접두어 기반 클라이언트 ID 사용<text:line-break/></text:p>
            </text:list-item>
          </text:list>
        </text:list-item>
        <text:list-item>
          <text:p text:style-name="P28">구독 토픽:<text:line-break/></text:p>
          <text:list>
            <text:list-item>
              <text:p text:style-name="P45"><text:span text:style-name="T3">esp32c3/status<text:line-break/></text:span></text:p>
            </text:list-item>
            <text:list-item>
              <text:p text:style-name="P45"><text:span text:style-name="T3">esp32c3/config/alarm<text:line-break/></text:span></text:p>
            </text:list-item>
            <text:list-item>
              <text:p text:style-name="P45"><text:span text:style-name="T3">esp32c3/history/#<text:line-break/></text:span></text:p>
            </text:list-item>
          </text:list>
        </text:list-item>
        <text:list-item>
          <text:p text:style-name="P28">Publish 토픽:<text:line-break/></text:p>
          <text:list>
            <text:list-item>
              <text:p text:style-name="P45"><text:soft-page-break/><text:span text:style-name="T3">esp32c3/led<text:line-break/></text:span></text:p>
            </text:list-item>
            <text:list-item>
              <text:p text:style-name="P45"><text:span text:style-name="T3">esp32c3/reset<text:line-break/></text:span></text:p>
            </text:list-item>
            <text:list-item>
              <text:p text:style-name="P45"><text:span text:style-name="T3">esp32c3/config/alarm<text:line-break/></text:span></text:p>
            </text:list-item>
            <text:list-item>
              <text:p text:style-name="P57">필요 시 <text:span text:style-name="T3">esp32c3/history/get<text:line-break/></text:span></text:p>
            </text:list-item>
          </text:list>
        </text:list-item>
      </text:list>
      <text:p text:style-name="Standard"><draw:rect text:anchor-type="as-char" style:rel-width="100%" draw:z-index="9" draw:style-name="gr1" draw:text-style-name="P74" svg:width="0.0012in" svg:height="0.0213in"><text:p/></draw:rect></text:p>
      <text:p text:style-name="P73"><text:bookmark text:name="_pdv9e5ya8e99"/><text:span text:style-name="T2">5.2 실시간 상태 표시</text:span></text:p>
      <text:list xml:id="list1901577974" text:style-name="WWNum5">
        <text:list-item>
          <text:p text:style-name="P14">상태 카드<text:line-break/></text:p>
          <text:list>
            <text:list-item>
              <text:p text:style-name="P46">표시 항목:<text:line-break/></text:p>
              <text:list>
                <text:list-item>
                  <text:p text:style-name="P67">온도, 습도, CO₂, 일사량<text:line-break/></text:p>
                </text:list-item>
                <text:list-item>
                  <text:p text:style-name="P67">LED 상태 (ON/OFF)<text:line-break/></text:p>
                </text:list-item>
                <text:list-item>
                  <text:p text:style-name="P67">RSSI<text:line-break/></text:p>
                </text:list-item>
                <text:list-item>
                  <text:p text:style-name="P67">장비 온라인 여부 (최근 status 수신 시간 기준)<text:line-break/></text:p>
                </text:list-item>
              </text:list>
            </text:list-item>
            <text:list-item>
              <text:p text:style-name="P46">알람 처리:<text:line-break/></text:p>
              <text:list>
                <text:list-item>
                  <text:p text:style-name="P67">특정 항목 값이 알람 범위를 벗어날 경우 카드 또는 값에 강조 색(예: 빨간색) 적용<text:line-break/></text:p>
                </text:list-item>
              </text:list>
            </text:list-item>
          </text:list>
        </text:list-item>
        <text:list-item>
          <text:p text:style-name="P29">MQTT 상태 표시<text:line-break/></text:p>
          <text:list>
            <text:list-item>
              <text:p text:style-name="P46">상단 영역에서 다음 정보 표시:<text:line-break/></text:p>
              <text:list>
                <text:list-item>
                  <text:p text:style-name="P67">MQTT 연결 여부 (아이콘 및 텍스트)<text:line-break/></text:p>
                </text:list-item>
                <text:list-item>
                  <text:p text:style-name="P67">마지막 수신 시간<text:line-break/></text:p>
                </text:list-item>
                <text:list-item>
                  <text:p text:style-name="P70">브로커 호스트 정보 등</text:p>
                </text:list-item>
              </text:list>
            </text:list-item>
          </text:list>
        </text:list-item>
      </text:list>
      <text:p text:style-name="Standard"><draw:rect text:anchor-type="as-char" style:rel-width="100%" draw:z-index="10" draw:style-name="gr1" draw:text-style-name="P74" svg:width="0.0012in" svg:height="0.0213in"><text:p/></draw:rect></text:p>
      <text:p text:style-name="P73"><text:bookmark text:name="_ub09zss9zqf8"/><text:span text:style-name="T2">5.3 히스토리 테이블 및 그래프</text:span></text:p>
      <text:list xml:id="list2092960375" text:style-name="WWNum16">
        <text:list-item>
          <text:p text:style-name="P15"><text:soft-page-break/>히스토리 데이터 구조<text:line-break/></text:p>
          <text:list>
            <text:list-item>
              <text:p text:style-name="P47">자바스크립트 배열 <text:span text:style-name="T3">historyBuckets[]</text:span> 사용<text:line-break/></text:p>
            </text:list-item>
            <text:list-item>
              <text:p text:style-name="P47">최대 60개 레코드 저장<text:line-break/></text:p>
            </text:list-item>
            <text:list-item>
              <text:p text:style-name="P47">각 레코드 항목:<text:line-break/></text:p>
              <text:list>
                <text:list-item>
                  <text:p text:style-name="P68">시간(분 기반), temp, hum, co2, solar, rssi, led, index 등<text:line-break/></text:p>
                </text:list-item>
              </text:list>
            </text:list-item>
          </text:list>
        </text:list-item>
        <text:list-item>
          <text:p text:style-name="P30">테이블 모드<text:line-break/></text:p>
          <text:list>
            <text:list-item>
              <text:p text:style-name="P47">1분 평균 데이터를 행 단위로 표시<text:line-break/></text:p>
            </text:list-item>
            <text:list-item>
              <text:p text:style-name="P47">열 구성:<text:line-break/></text:p>
              <text:list>
                <text:list-item>
                  <text:p text:style-name="P68">시간(HH:MM)<text:line-break/></text:p>
                </text:list-item>
                <text:list-item>
                  <text:p text:style-name="P68">온도<text:line-break/></text:p>
                </text:list-item>
                <text:list-item>
                  <text:p text:style-name="P68">습도<text:line-break/></text:p>
                </text:list-item>
                <text:list-item>
                  <text:p text:style-name="P68">CO₂<text:line-break/></text:p>
                </text:list-item>
                <text:list-item>
                  <text:p text:style-name="P68">일사량<text:line-break/></text:p>
                </text:list-item>
                <text:list-item>
                  <text:p text:style-name="P68">LED 상태<text:line-break/></text:p>
                </text:list-item>
                <text:list-item>
                  <text:p text:style-name="P68">RSSI<text:line-break/></text:p>
                </text:list-item>
              </text:list>
            </text:list-item>
            <text:list-item>
              <text:p text:style-name="P47">최신 데이터가 상단에 표시<text:line-break/></text:p>
            </text:list-item>
          </text:list>
        </text:list-item>
        <text:list-item>
          <text:p text:style-name="P30">그래프 모드<text:line-break/></text:p>
          <text:list>
            <text:list-item>
              <text:p text:style-name="P47">Chart.js 등을 사용한 라인 그래프<text:line-break/></text:p>
            </text:list-item>
            <text:list-item>
              <text:p text:style-name="P47">그래프 종류:<text:line-break/></text:p>
              <text:list>
                <text:list-item>
                  <text:p text:style-name="P68">온도 그래프<text:line-break/></text:p>
                </text:list-item>
                <text:list-item>
                  <text:p text:style-name="P68">습도 그래프<text:line-break/></text:p>
                </text:list-item>
                <text:list-item>
                  <text:p text:style-name="P68"><text:soft-page-break/>CO₂ 그래프<text:line-break/></text:p>
                </text:list-item>
                <text:list-item>
                  <text:p text:style-name="P68">일사량 그래프<text:line-break/></text:p>
                </text:list-item>
              </text:list>
            </text:list-item>
            <text:list-item>
              <text:p text:style-name="P47">X축: 시간(HH:MM), Y축: 각 항목 단위<text:line-break/></text:p>
            </text:list-item>
          </text:list>
        </text:list-item>
        <text:list-item>
          <text:p text:style-name="P30">브라우저 캐시 (옵션)<text:line-break/></text:p>
          <text:list>
            <text:list-item>
              <text:p text:style-name="P47"><text:span text:style-name="T3">localStorage</text:span>를 사용하여 수신한 히스토리 캐시 저장<text:line-break/></text:p>
            </text:list-item>
            <text:list-item>
              <text:p text:style-name="P47">페이지 새로고침 시 캐시를 먼저 로드하여 동일 데이터 표시<text:line-break/></text:p>
            </text:list-item>
            <text:list-item>
              <text:p text:style-name="P58">ESP32 재부팅 전까지는 MQTT retained 메시지와 캐시를 조합해 일관된 히스토리 제공 가능</text:p>
            </text:list-item>
          </text:list>
        </text:list-item>
      </text:list>
      <text:p text:style-name="Standard"><draw:rect text:anchor-type="as-char" style:rel-width="100%" draw:z-index="11" draw:style-name="gr1" draw:text-style-name="P74" svg:width="0.0012in" svg:height="0.0213in"><text:p/></draw:rect></text:p>
      <text:p text:style-name="P73"><text:bookmark text:name="_3veob3h5dsyx"/><text:span text:style-name="T2">5.4 제어 및 설정 UI</text:span></text:p>
      <text:list xml:id="list1839113403" text:style-name="WWNum14">
        <text:list-item>
          <text:p text:style-name="P16">LED 제어<text:line-break/></text:p>
          <text:list>
            <text:list-item>
              <text:p text:style-name="P48">ON/OFF 버튼 제공<text:line-break/></text:p>
            </text:list-item>
            <text:list-item>
              <text:p text:style-name="P48">클릭 시 <text:span text:style-name="T3">esp32c3/led</text:span> 토픽에 <text:span text:style-name="T3">"LED_ON"</text:span> 또는 <text:span text:style-name="T3">"LED_OFF"</text:span> 전송<text:line-break/></text:p>
            </text:list-item>
            <text:list-item>
              <text:p text:style-name="P48">전송 결과를 UI 로그에 표시<text:line-break/></text:p>
            </text:list-item>
          </text:list>
        </text:list-item>
        <text:list-item>
          <text:p text:style-name="P31">소프트 리셋<text:line-break/></text:p>
          <text:list>
            <text:list-item>
              <text:p text:style-name="P48">RESET 버튼 제공<text:line-break/></text:p>
            </text:list-item>
            <text:list-item>
              <text:p text:style-name="P48">클릭 시 확인 팝업 표시 후 <text:span text:style-name="T3">"SOFT_RESET"</text:span> 메시지 전송<text:line-break/></text:p>
            </text:list-item>
          </text:list>
        </text:list-item>
        <text:list-item>
          <text:p text:style-name="P31">알람 설정<text:line-break/></text:p>
          <text:list>
            <text:list-item>
              <text:p text:style-name="P48">센서 카드 클릭 시 알람 설정 모달 창 표시<text:line-break/></text:p>
            </text:list-item>
            <text:list-item>
              <text:p text:style-name="P48">각 항목(온도, 습도, CO₂, 일사량)에 대해 하한/상한 입력 가능<text:line-break/></text:p>
            </text:list-item>
            <text:list-item>
              <text:p text:style-name="P48">저장 버튼 클릭 시 <text:span text:style-name="T3">esp32c3/config/alarm</text:span> 토픽에 JSON 전송<text:line-break/></text:p>
            </text:list-item>
            <text:list-item>
              <text:p text:style-name="P59">ESP32에서 재전송한 알람 설정을 수신하여 UI와 동기화<text:line-break/></text:p>
            </text:list-item>
          </text:list>
        </text:list-item>
      </text:list>
      <text:p text:style-name="Standard"><text:soft-page-break/><draw:rect text:anchor-type="as-char" style:rel-width="100%" draw:z-index="12" draw:style-name="gr1" draw:text-style-name="P74" svg:width="0.0012in" svg:height="0.0213in"><text:p/></draw:rect></text:p>
      <text:p text:style-name="P73"><text:bookmark text:name="_h8b4jzahdgu7"/><text:span text:style-name="T2">5.5 로그 관리</text:span></text:p>
      <text:list xml:id="list4074562866" text:style-name="WWNum9">
        <text:list-item>
          <text:p text:style-name="P17">MQTT 송수신 이벤트를 하단 로그 영역에 출력<text:line-break/></text:p>
        </text:list-item>
        <text:list-item>
          <text:p text:style-name="P32">로그 최대 개수를 제한(예: 300~400줄)하여 메모리 과사용 방지<text:line-break/></text:p>
        </text:list-item>
        <text:list-item>
          <text:p text:style-name="P34">로그 영역 표시/숨김 토글 버튼 제공<text:line-break/></text:p>
        </text:list-item>
      </text:list>
      <text:p text:style-name="Standard"><draw:rect text:anchor-type="as-char" style:rel-width="100%" draw:z-index="13" draw:style-name="gr1" draw:text-style-name="P74" svg:width="0.0012in" svg:height="0.0213in"><text:p/></draw:rect></text:p>
      <text:p text:style-name="P71"><text:bookmark text:name="_3oe4r2xn654o"/><text:span text:style-name="T1">6. MQTT 토픽 및 메시지 포맷 요약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4">구분</text:span></text:p>
          </table:table-cell>
          <table:table-cell table:style-name="Table1.A1" office:value-type="string">
            <text:p text:style-name="P1"><text:span text:style-name="T4">토픽</text:span></text:p>
          </table:table-cell>
          <table:table-cell table:style-name="Table1.A1" office:value-type="string">
            <text:p text:style-name="P1"><text:span text:style-name="T4">방향</text:span></text:p>
          </table:table-cell>
          <table:table-cell table:style-name="Table1.A1" office:value-type="string">
            <text:p text:style-name="P1"><text:span text:style-name="T4">설명</text:span></text:p>
          </table:table-cell>
          <table:table-cell table:style-name="Table1.A1" office:value-type="string">
            <text:p text:style-name="P1"><text:span text:style-name="T4">retain</text:span></text:p>
          </table:table-cell>
        </table:table-row>
        <table:table-row table:style-name="Table1.2">
          <table:table-cell table:style-name="Table1.A1" office:value-type="string">
            <text:p text:style-name="Standard">상태 전송</text:p>
          </table:table-cell>
          <table:table-cell table:style-name="Table1.A1" office:value-type="string">
            <text:p text:style-name="Standard"><text:span text:style-name="T3">esp32c3/status</text:span></text:p>
          </table:table-cell>
          <table:table-cell table:style-name="Table1.A1" office:value-type="string">
            <text:p text:style-name="Standard">ESP32 → 웹</text:p>
          </table:table-cell>
          <table:table-cell table:style-name="Table1.A1" office:value-type="string">
            <text:p text:style-name="Standard">5초 주기 센서/LED/RSSI 상태</text:p>
          </table:table-cell>
          <table:table-cell table:style-name="Table1.A1" office:value-type="string">
            <text:p text:style-name="Standard">false</text:p>
          </table:table-cell>
        </table:table-row>
        <table:table-row table:style-name="Table1.2">
          <table:table-cell table:style-name="Table1.A1" office:value-type="string">
            <text:p text:style-name="Standard">히스토리</text:p>
          </table:table-cell>
          <table:table-cell table:style-name="Table1.A1" office:value-type="string">
            <text:p text:style-name="Standard"><text:span text:style-name="T3">esp32c3/history</text:span> (또는 하위)</text:p>
          </table:table-cell>
          <table:table-cell table:style-name="Table1.A1" office:value-type="string">
            <text:p text:style-name="Standard">ESP32 → 웹</text:p>
          </table:table-cell>
          <table:table-cell table:style-name="Table1.A1" office:value-type="string">
            <text:p text:style-name="Standard">1분 평균 이력 (최대 60개)</text:p>
          </table:table-cell>
          <table:table-cell table:style-name="Table1.A1" office:value-type="string">
            <text:p text:style-name="Standard">true</text:p>
          </table:table-cell>
        </table:table-row>
        <table:table-row table:style-name="Table1.2">
          <table:table-cell table:style-name="Table1.A1" office:value-type="string">
            <text:p text:style-name="Standard">알람 설정</text:p>
          </table:table-cell>
          <table:table-cell table:style-name="Table1.A1" office:value-type="string">
            <text:p text:style-name="Standard"><text:span text:style-name="T3">esp32c3/config/alarm</text:span></text:p>
          </table:table-cell>
          <table:table-cell table:style-name="Table1.A1" office:value-type="string">
            <text:p text:style-name="Standard">웹 ↔ ESP32</text:p>
          </table:table-cell>
          <table:table-cell table:style-name="Table1.A1" office:value-type="string">
            <text:p text:style-name="Standard">알람 범위 설정 및 동기화</text:p>
          </table:table-cell>
          <table:table-cell table:style-name="Table1.A1" office:value-type="string">
            <text:p text:style-name="Standard">true</text:p>
          </table:table-cell>
        </table:table-row>
        <table:table-row table:style-name="Table1.2">
          <table:table-cell table:style-name="Table1.A1" office:value-type="string">
            <text:p text:style-name="Standard">LED 제어</text:p>
          </table:table-cell>
          <table:table-cell table:style-name="Table1.A1" office:value-type="string">
            <text:p text:style-name="Standard"><text:span text:style-name="T3">esp32c3/led</text:span></text:p>
          </table:table-cell>
          <table:table-cell table:style-name="Table1.A1" office:value-type="string">
            <text:p text:style-name="Standard">웹 → ESP32</text:p>
          </table:table-cell>
          <table:table-cell table:style-name="Table1.A1" office:value-type="string">
            <text:p text:style-name="Standard"><text:span text:style-name="T3">"LED_ON"</text:span> / <text:span text:style-name="T3">"LED_OFF"</text:span> 제어</text:p>
          </table:table-cell>
          <table:table-cell table:style-name="Table1.A1" office:value-type="string">
            <text:p text:style-name="Standard">false</text:p>
          </table:table-cell>
        </table:table-row>
        <table:table-row table:style-name="Table1.2">
          <table:table-cell table:style-name="Table1.A1" office:value-type="string">
            <text:p text:style-name="Standard">소프트 리셋</text:p>
          </table:table-cell>
          <table:table-cell table:style-name="Table1.A1" office:value-type="string">
            <text:p text:style-name="Standard"><text:span text:style-name="T3">esp32c3/reset</text:span></text:p>
          </table:table-cell>
          <table:table-cell table:style-name="Table1.A1" office:value-type="string">
            <text:p text:style-name="Standard">웹 → ESP32</text:p>
          </table:table-cell>
          <table:table-cell table:style-name="Table1.A1" office:value-type="string">
            <text:p text:style-name="Standard"><text:span text:style-name="T3">"SOFT_RESET"</text:span> 요청</text:p>
          </table:table-cell>
          <table:table-cell table:style-name="Table1.A1" office:value-type="string">
            <text:p text:style-name="Standard">false</text:p>
          </table:table-cell>
        </table:table-row>
        <table:table-row table:style-name="Table1.2">
          <table:table-cell table:style-name="Table1.A1" office:value-type="string">
            <text:p text:style-name="Standard">히스토리 요청</text:p>
          </table:table-cell>
          <table:table-cell table:style-name="Table1.A1" office:value-type="string">
            <text:p text:style-name="Standard"><text:span text:style-name="T3">esp32c3/history/get</text:span> (옵션)</text:p>
          </table:table-cell>
          <table:table-cell table:style-name="Table1.A1" office:value-type="string">
            <text:p text:style-name="Standard">웹 → ESP32</text:p>
          </table:table-cell>
          <table:table-cell table:style-name="Table1.A1" office:value-type="string">
            <text:p text:style-name="Standard">히스토리 재전송 요청</text:p>
          </table:table-cell>
          <table:table-cell table:style-name="Table1.A1" office:value-type="string">
            <text:p text:style-name="Standard">false</text:p>
          </table:table-cell>
        </table:table-row>
      </table:table>
      <text:p text:style-name="Standard"><draw:rect text:anchor-type="as-char" style:rel-width="100%" draw:z-index="14" draw:style-name="gr1" draw:text-style-name="P74" svg:width="0.0012in" svg:height="0.0213in"><text:p/></draw:rect></text:p>
      <text:p text:style-name="P71"><text:bookmark text:name="_nb02dke7t94o"/><text:span text:style-name="T1">7. 향후 확장 항목 (참고)</text:span></text:p>
      <text:list xml:id="list2977539542" text:style-name="WWNum12">
        <text:list-item>
          <text:p text:style-name="P35">MQTT 또는 HTTP 기반 펌웨어 OTA 업데이트 기능 추가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ko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66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120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4" meta:paragraph-count="309" meta:word-count="2702" meta:character-count="6179" meta:non-whitespace-character-count="4964"/>
    <meta:generator>LibreOfficeDev/6.0.5.2$Linux_X86_64 LibreOffice_project/</meta:generator>
  </office:meta>
</office:document-meta>
</file>